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DecoType Naskh" svg:font-family="'DecoType Naskh'" style:font-pitch="variable"/>
    <style:font-face style:name="DecoType Naskh Extensions" svg:font-family="'DecoType Naskh Extensions'" style:font-pitch="variable"/>
    <style:font-face style:name="Scheherazade New" svg:font-family="'Scheherazade New'" style:font-pitch="variable"/>
    <style:font-face style:name="Traditional Arabic" svg:font-family="'Traditional Arabic'" style:font-pitch="variable"/>
    <style:font-face style:name="XB Zar" svg:font-family="'XB Za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end" style:justify-single-word="false" style:writing-mode="rl-tb"/>
      <style:text-properties style:font-name="DecoType Naskh" fo:font-size="14pt" style:font-size-asian="14pt" style:font-name-complex="DecoType Naskh" style:font-size-complex="14pt"/>
    </style:style>
    <style:style style:name="P2" style:family="paragraph" style:parent-style-name="Preformatted_20_Text">
      <style:paragraph-properties fo:text-align="end" style:justify-single-word="false" style:writing-mode="rl-tb"/>
      <style:text-properties style:font-name="DecoType Naskh" fo:font-size="18pt" style:font-size-asian="18pt" style:font-name-complex="DecoType Naskh" style:font-size-complex="18pt"/>
    </style:style>
    <style:style style:name="P3" style:family="paragraph" style:parent-style-name="Preformatted_20_Text">
      <style:paragraph-properties fo:text-align="end" style:justify-single-word="false" style:writing-mode="rl-tb"/>
      <style:text-properties style:font-name="DecoType Naskh" fo:font-size="18pt" style:font-size-asian="18pt" style:font-name-complex="Traditional Arabic" style:font-size-complex="18pt"/>
    </style:style>
    <style:style style:name="T1" style:family="text">
      <style:text-properties style:font-name-complex="DecoType Naskh Extension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ابن سينـا من ويكيبيديـا، المـوسوعة الحـرة </text:p>
      <text:p text:style-name="P3">أبو الطـب، أمـير الأطبــاء، الشــيخ الرئيس ابن سينــا </text:p>
      <text:p text:style-name="P3">(بالفارسية: ابن سینا) تـعديل قيمة خاصـية (١٥٥٩) في ويكـي بــيانات </text:p>
      <text:p text:style-name="P3">معلومات شـخصية اسم الولادة </text:p>
      <text:p text:style-name="P3">الحســـين بن عبد الله بن الحسن بن علي بن سينا </text:p>
      <text:p text:style-name="P3">الميلاد ٢٢ أغسطس ٩٨٠ م / ٣٧٠ ه </text:p>
      <text:p text:style-name="P3">بخـارى، بلاد ما وراء النــهر (أوزبكستان حاليـا) </text:p>
      <text:p text:style-name="P3">الوفاة ٢١ يونيو ١٠٣٧ م/٤٢٧ ه </text:p>
      <text:p text:style-name="P3"><text:span text:style-name="T1">مدينة هـمدان مڪان الدفن</text:span> مدينة هـمدان تعـديل قيـــمة خاصية (١١٩) في ويكي بيانات </text:p>
      <text:p text:style-name="P3">الإقامة مدينــة الري بـخارى </text:p>
      <text:p text:style-name="P2">أبو علي الحسين بن عبد الله بن الحسن بن علي بن سينا البلخي ثم البخاري </text:p>
      <text:p text:style-name="P2">المعروف بابــن سينا، عـالم وطبيب مسلم، اشتهـر بــالطب والفلســفة واشـتغل بهـما. </text:p>
      <text:p text:style-name="P2">ولد في قـرية أفشنة بالقرب من بخارى (في أوزبـكستان حاليا) من أب من مدينة </text:p>
      <text:p text:style-name="P2">بلخ (في أفغانـستان حاليا) وأم قروية. ولد سنة ٣٧٠ ه (٩٨٠م) وتوفي في همـدان </text:p>
      <text:p text:style-name="P2">(في إيران حاليا) سنة ٤٢٧ ه (١٠٣٧مــ). عرف باسم الشـــيخ الرئيس وسماه الغربيون </text:p>
      <text:p text:style-name="P1">بأميـر الأطباء وأبي الطـب الحديث في العصور الوسطى. وقد ألف ٢٠٠ كتابـا في </text:p>
      <text:p text:style-name="P1">مواضيــع مختلفة، العديد منهــا يــركز على الفلسفة والطب. ويعد ابن سينـا من أول </text:p>
      <text:p text:style-name="P1">من كتب عن الطب في العالم ولقـد اتــبع نهج أو أسلوب أبقراط وجالينوس. </text:p>
      <text:p text:style-name="P1">وأشهر أعماله كتاب القـانون في الطب الذي ظل لسـبعة قـرون متوالية المرجع </text:p>
      <text:p text:style-name="P1">الرئيسي في علم الطب، وبقي كتابه (القانون في الطبــ) العمدة في تعليــم هذا </text:p>
      <text:p text:style-name="P1">الفن حتى أواســـط القرن السابع عشر في جامعات أوروبــا ويعد ابن ســـينا أول من </text:p>
      <text:p text:style-name="P1">وصف التهاب السحايــا الأولي وصـفا صحيحا، ووصــف أسباب اليرقان، ووصـف </text:p>
      <text:p text:style-name="P1"><text:soft-page-break/>أعراض حصى المثانة، وانـتبه إلى أثر المـعالجة النفسانية في الشفاء. وكتاب الشفاء. </text:p>
      <text:p text:style-name="P1">لم يكن ابن سينا هو الابن بل حــفيد الحفيد لرجــل يدعى سينــا. كان اسمه الرسمي </text:p>
      <text:p text:style-name="P1">بــاللغة العـربية هو أبو علي الحسين بن عبد الله بن الحسن بن علي بن سـينا. </text:p>
      <text:p text:style-name="P1">كان إنتــاج ابن سينــا من الأعـمال والمؤلفــات بــالغ الغزارة خلال حقبة ما يـعرف باسم </text:p>
      <text:p text:style-name="P1">العصر الذهبي للإسلام، حيث انتشـرت دراسة ترجمات النصوص اليونانية الرومانيــة </text:p>
      <text:p text:style-name="P1">والفارسية والهندية على نطــاق واسع. وأضيفت الشروحات والتعليقات على </text:p>
      <text:p text:style-name="P1">المؤلفات والنصوص اليونانية-الرومانية (ومنها الأفلاطونية الوسـطى والمحدثــة </text:p>
      <text:p text:style-name="P1">والأرسطيــة) التي ترجمتها مدرسة الكندي، وتمت صــياغتها وتطويرهــا بشكـل </text:p>
      <text:p text:style-name="P1">كبيـر من قبل المثقفيـن الإسلاميين، الذين اسـتندوا أيضا إلى النظم الرياضية </text:p>
      <text:p text:style-name="P1">الفارسيـة والهنديـة، وعلم الفلك، والجبر، وعلم حساب المثلثات والطــب. سلالة </text:p>
      <text:p text:style-name="P1">السامانية في الجزء الشرقي من بلاد فارس، خراسان الكبرى وآســـيا الوسطى </text:p>
      <text:p text:style-name="P1">وكـذلك سلالة بوييد في الجزء الغــربي من بلاد فــارس والعراق وفرت بيئة مزدهرة </text:p>
      <text:p text:style-name="P1">للتنمية العلمية والثقافية. في عهد السامانيــين، تنـافس بـخارى على بغداد </text:p>
      <text:p text:style-name="P1">كعاصمة ثقافـية للعـالم الإسلامي. ازدهرت دراسـة القــرآن والحديث في هذا الجـو </text:p>
      <text:p text:style-name="P1">العلمي. تم تطوير الفـلسفة والفقه واللاهوت (الكلام) بــشكل أكبـر، بشكل ملحوظ </text:p>
      <text:p text:style-name="P1">من قبل أبن ســينا وخصومه. قدم الرازي والفارابي منــهجية ومعرفة في الطب </text:p>
      <text:p text:style-name="P1">والفلســفة. تمـكن ابن سينا من الوصول إلى المكــتبات الكبيــرة مثل بلخ، خوارزم، </text:p>
      <text:p text:style-name="P1">غورغان، ري، أصــفهان وهـمدان. تظهـر النصوص المختلفة (مـثل العهـــد مع بهـــمانيار) </text:p>
      <text:p text:style-name="P1">أنه ناقـش النقاط الفلســفية مع أعظم علماء العصر. يشرح أروزي سمرقندي </text:p>
      <text:p text:style-name="P1">كيف قبل أن يغادر ابن سينـا خوارزم كان قد قابل البيـروني (عالم مشهـور </text:p>
      <text:p text:style-name="P1">وعالم فلك) وأبو نصر العراقــي (عالم رياضيات مشهور) وأبو سهل مشيحي </text:p>
      <text:p text:style-name="P1">(فيلسـوف محــترم) وأبو الخير خـمار. مطلع حياته </text:p>
      <text:p text:style-name="P1">عــندما كان مراهقا، شعر بانزعاج كبير من الميتافيزيقيا لأرسطو، وهو ما لم </text:p>
      <text:p text:style-name="P1"><text:soft-page-break/>يسـتطع فهمه حتى قرأ تعليـق الفارابي حول العــمل. لمــده عام ونصف، </text:p>
      <text:p text:style-name="P1">درس الفلسفة، والتي واجهت عقبات أكبر. في مثل هذه اللحظات من </text:p>
      <text:p text:style-name="P1">البحث المحيـر في أعماق الليل، كان يواصل دراسته، وحتى في أحلامه، </text:p>
      <text:p text:style-name="P1">تـتابعه المشكلات وتوصل إلى حل لهـا. ويقـال إنه قرأ أربعين مرة </text:p>
      <text:p text:style-name="P1">الميتافيزيقيـا لأرسطو، حتى طبـعت الكلمات في ذاكرته. لكن معانــيها </text:p>
      <text:p text:style-name="P1">كانت غامضة بـشكل يائس، حتى وجد ذات يوم طرف الخيط من التـعليق </text:p>
      <text:p text:style-name="P1">الصغير للفارابي، الذي اشتراه في مـكتبة مقابـل مــبلغ صغـير قدره ثلاثة دراهم. </text:p>
      <text:p text:style-name="P1">كان فرحــا كبيرا بالاكتــشاف، الذي تم بمساعدة عمل كان يتـوقع منه المزيد من </text:p>
      <text:p text:style-name="P1">الغموض فقـط، وبعدها منح الصدقات للفقراء.التفت إلى الطب في سن ١٦، </text:p>
      <text:p text:style-name="P1">ولم يتعلم النظرية الطبية فحسب، بل التطـبيق العمــلي أيضا بحضــور المرضى </text:p>
      <text:p text:style-name="P1">وذلك دون مقابل، وفقا لروايته الخاصة، اكتشــف طرقا جــديدة للعلاج. </text:p>
      <text:p text:style-name="P1">حقق المراهق مكانته الكاملة كطـبيب مؤهل في سن ١٨ عاما، </text:p>
      <text:p text:style-name="P1">ووجد أن «الطب ليس علما شاقا وشائكا، مثل الريــاضيات والميتافيزيقيا، </text:p>
      <text:p text:style-name="P1">لذلك أحرز تقدما سريعا؛ حتى أصبـح طبـيبا ممــتازا وبدأ في علاج المرضى، </text:p>
      <text:p text:style-name="P1">باستخــدام العلاجات المعتمدة». انتشرت شهرة الطبيب الشـاب بسرعة، </text:p>
      <text:p text:style-name="P1">وعالج العديــد من المرضى دون أن يـطلب منـهم المال. وقد تم اقتراح عدد من </text:p>
      <text:p text:style-name="P1">النظريات فيـما يتعـلق بمذهـبه (مدرسة الفكر في الفقه الإسلامي). اعتبر المؤرخ </text:p>
      <text:p text:style-name="P1">في العصور الوسطى شهر الدين البيهـقي (المتوفى ١١٦٩) أن ابن سينا </text:p>
      <text:p text:style-name="P1">من أتباع إخوان الصفا. من ناحية أخرى، أظــهر ديميتري جـوتاس مع عائشة خان </text:p>
      <text:p text:style-name="P1">وجول جانـسن سنس أن ابن سينا كان حنـفي سنـــي. ومع ذلك، أكد فقــيه </text:p>
      <text:p text:style-name="P1">نور الله شوشتاري في القرن الرابع عشر وفــقا لسيد حـسين نصر، أنه كان </text:p>
      <text:p text:style-name="P1">على الأرجح شيـعيا اثني عشري. على عكس ذلك، يعتقد شرف خراساني، </text:p>
      <text:p text:style-name="P1">مستشهدا برفض الحاكم السني سلطان مـحمود غضانــوي من قبل ابن </text:p>
      <text:p text:style-name="P1"><text:soft-page-break/>سينا إلى بلاطـه، أن ابن سينا كان إسماعــيليا. توجـد خلافات مماثلة على </text:p>
      <text:p text:style-name="P1">خلفـية عائلة ابن سينا، في حين أن بعض الكتـاب اعتبروهم ســنيين، </text:p>
      <text:p text:style-name="P1">لكن بعض الكتاب الأحدث اعترضوا على أنــهم شيعـــة. </text:p>
      <text:p text:style-name="P1">كان عمل ابن سينــا الأول هو تعييـنه كطبـيب الأمير، نوح الثاني، الذي </text:p>
      <text:p text:style-name="P1">يدين له بالشفاء من مرض خطير في عام ٩٩٧ ميلادية. وكانت المكافأة </text:p>
      <text:p text:style-name="P1">الرئيسية لابن سينـا لهذه الخدمة هي الوصول إلى المكتبة السامانية </text:p>
      <text:p text:style-name="P1">الملكية، والساميـنيون كانوا رعـاة مشهورين للعلم والعلماء. وعندما </text:p>
      <text:p text:style-name="P1">تم تدمير المكتبــة بالنار بعد فــترة ليست طويلة، اتهمه أعـداء ابن سيــنا </text:p>
      <text:p text:style-name="P1">بحرقهــا، من أجل إخــفاء مصادر معرفته إلى الأبد. وفي الوقت نفسه، </text:p>
      <text:p text:style-name="P1">ساعد والده في أعماله الماليـة، لكنه كان يجد دائما وقـتا لكتابة بعض </text:p>
      <text:p text:style-name="P1">أعماله الأولى.في الثانية والعشرين من عمـره، فقد ابن سينــا والده، </text:p>
      <text:p text:style-name="P1">وزالت الأسرة السامانية في ديسمـبر من عام ١٠٠٤ مــيلادية. ويبـدو </text:p>
      <text:p text:style-name="P1">أن ابن سينا رفض عروض محمود غزني، وتـوجه غـربا إلى أورجينش </text:p>
      <text:p text:style-name="P1">في تركمانــستان الحـديثة، حيث أعــطاه الوزير، الذي يعتبر صـديقا للعلماء، </text:p>
      <text:p text:style-name="P1">راتبـا شهريــا صغيرا. كان الراتب ضئيلا، لذلك تجول ابن سـينا من مـكان </text:p>
      <text:p text:style-name="P1">إلى آخر عبر مقاطعتي نيسابور وميرف إلى حـدود خراسان، بحثــا عن فرصـة </text:p>
      <text:p text:style-name="P1">لمواهبه. وكان قابوس، حاكم تباريستان الكريم، وهو نــفسه شــاعر وباحـث، </text:p>
      <text:p text:style-name="P1">كان يــتوقع ابن سينا أن يلجأ إليه، كان في ذلك التـاريخ سنة ١٠١٢ ميلادية </text:p>
      <text:p text:style-name="P1">جائعا حتى الموت على يد قواته التي ثارت. كان ابن سينــا نفسه قد </text:p>
      <text:p text:style-name="P1">أصيب في هذا الوقت بـمرض شديد. أخيرا، في غورغان، بالقرب من </text:p>
      <text:p text:style-name="P1">بحر قزويــن، التقى أبن سينــا مع صــديق له، واشترى منزلا بـالقرب من </text:p>
      <text:p text:style-name="P1">منزله الذي حاضر فيه ابن سينـا حول المـنطق وعلم الفلك. تم كتابـة </text:p>
      <text:p text:style-name="P1">العديد من أطروحاته لهذا الراعي؛ وبدء كتـاب القانون في الطب </text:p>
      <text:p text:style-name="P1"><text:soft-page-break/>يعـود أيــضا إلى فتـرة إقامته في هركانيا.استـقر ابن سينـــا في وقت </text:p>
      <text:p text:style-name="P1">لاحـق في الري، بالقرب من مدينة طهران الحديثة، مــسقط رأس رزيس؛ </text:p>
      <text:p text:style-name="P1">حيث كان مجد عبد الله، ابن آخر أمــير بويهي، حاكما اسميـا تحت الوصاية </text:p>
      <text:p text:style-name="P1">من والدته (السيدة خــاتون). يقــال إن حوالي ثلاثين من أعمـال ابن سينا </text:p>
      <text:p text:style-name="P1">الأقصر كانت في الري. ومع ذلك فقد أجـبرت الخلافات المستمرة بين </text:p>
      <text:p text:style-name="P1">الوصي وابــنها الثاني، شمس الدولة، الباحـث على ترك المكـان. بعد قضاء </text:p>
      <text:p text:style-name="P1">فترة وجيزة في قزوين، مر جنوبا إلى حمدان حيث أسس شمس الدولة، </text:p>
      <text:p text:style-name="P1">وهو أميـر بويهـي آخر، إمــارة لنفسه. وفي البداية، دخل ابن سـينا في خـدمة </text:p>
      <text:p text:style-name="P1">ســيدة رفـيعة المستوى؛ لكن الأمير، الذي سمع عن وصوله، استدعاه </text:p>
      <text:p text:style-name="P1">كمرافــق طبي، وأرسله مع الهدايا إلى مسكنه. لقد رقي ابن سينا إلى </text:p>
      <text:p text:style-name="P1">رتبة وزيـر. بعد ذلك أصـدر الأمير قرارا بنـــفيه من البلاد. ومع ذلك، ظل </text:p>
      <text:p text:style-name="P1">ابن سينا مختبـئا لمـدة أربعين يوما في مـنزل الشــيخ أحمد فـاضل، </text:p>
      <text:p text:style-name="P1">إلى أن أدى هجـوم جديد من المرض إلى تحفيـــز الأمير على إعـادته </text:p>
      <text:p text:style-name="P1">إلى منصبه. حتى خلال هذا الوقت المضطرب، ثابـر ابن سينا على </text:p>
      <text:p text:style-name="P1">دراسته وتدريسه. في كل مساء، تم إملاء مــقتطفات من أعماله العظيــمة، </text:p>
      <text:p text:style-name="P1">الشريعة وساناتيو، وشرحت لتلاميذه. عند وفاة الأمير، توقـف ابن سينا </text:p>
      <text:p text:style-name="P1">عن كونـه أكـثر من ذلك وأخـفى نفسه في منزل أحد الأعـيان، حيث واصل، </text:p>
      <text:p text:style-name="P1">بتكثيف شديـد، تأليف أعماله.وفي الوقت نفسه، كتب إلى أبو يعــفار، </text:p>
      <text:p text:style-name="P1">محافظ مـدينة أصفهان المفعـمة بالحيوية، يـقدم خدماته. أمير همدان </text:p>
      <text:p text:style-name="P1">الجديد، وهو يسـمع بـهذه المراسلات ويكــتشف فــيها مخـبأ ابن سينـا، </text:p>
      <text:p text:style-name="P1">سجنه في قلعة. استمرت الحرب بين حـكام أصفــهان وهمــدان. في </text:p>
      <text:p text:style-name="P1">عام ١٠٢٤، استولى السـابق على همدان وبلداتها، وطرد المرتزقة </text:p>
      <text:p text:style-name="P1">الطاجيــك. عنـدما مرت العاصفة، عاد ابن سينـا مع الأمير إلى حمدان، </text:p>
      <text:p text:style-name="P1"><text:soft-page-break/>واستـمر في عمله الأدبي. في وقت لاحق، ومع ذلك، بـرفقة شقيقه، </text:p>
      <text:p text:style-name="P1">وهو تلميذ مـــفضل، واثنيــن من العـبيد، هرب ابن سينــا من المدينة مرتديا </text:p>
      <text:p text:style-name="P1">ثوبا صوفيا. بعد رحلة مـحفوفة بالمخاطر، وصلوا إلى أصفهان، وتلقوا </text:p>
      <text:p text:style-name="P1">ترحيبـا حـارا من الأمير. حيـاته اللاحقة </text:p>
      <text:p text:style-name="P1">السنــوات العشر أو الإثني عشر المتبقية من حياة ابن سـينا أمضاها في </text:p>
      <text:p text:style-name="P1">خدمـة حاكم الكاكويد محمد بن رستم دوشمانزيار (المعروف أيضـا باسـم </text:p>
      <text:p text:style-name="P1">علاء الدولة)، الذي رافقه كطـبيب ومستـشار أدبــي وعـلمي عام، حتى </text:p>
      <text:p text:style-name="P1">في حملاتــه العديـدة.خلال هذه السنـوات بدأ يدرس المــسائل الأدبية </text:p>
      <text:p text:style-name="P1">وعلم اللغة، وأكــب عـــليها. وبعد ذلك أصيب بمـغص شديد، أصابه أثناء </text:p>
      <text:p text:style-name="P1">مسيــرة الجيش إلى هــمذان، أخــضع نفـسه لعلاجات عنيفـة لدرجة أن ابن </text:p>
      <text:p text:style-name="P1">سينا كان بالكـــاد يـقف، وبصعوبة وصل إلى همـذان، حيث وجد أن </text:p>
      <text:p text:style-name="P1">المرض يتقدم، فأوقف الاستمرار بالحمية، واستسلم لمصيره. </text:p>
      <text:p text:style-name="P1">الفلسفة: كتب ابن سينـا على نطاق واسع عن الفلسفة الإسلامية المبكـرة، </text:p>
      <text:p text:style-name="P1">لا سيمـا في موضوعـات المنطـق، والأخـلاق، والميتافيزيقيا، بما في ذلك </text:p>
      <text:p text:style-name="P1">الأطـروحات المسماة المنطق والميتافيزيقيا. مــعظم أعماله كـانت مــكتوبة </text:p>
      <text:p text:style-name="P1">باللغـة العربيـة - التـي كـانت لغة العلم في الشرق الأوسط - وبعضها باللغـة </text:p>
      <text:p text:style-name="P1">الفــارسية. من الأهــمية اللغـوية حتى يومنا هذا بعض الكتب التي كـتبها </text:p>
      <text:p text:style-name="P1">بلغة فارسيـة تقـريبا (لا سيمــا دانيشنامه - علاء، فـلسفة علاء الدولة). </text:p>
      <text:p text:style-name="P1">غالبـا ما تنتقـد تعليقات ابن سينـا على أرسطو الفيلسوف، لتشـجيع نـقاش </text:p>
      <text:p text:style-name="P1">حي بــروح الاجتهاد.أصبـح مخطـط ابن سينـا للأفلاطونية ل «الانبثاق» أساسيا </text:p>
      <text:p text:style-name="P1">في الكلام (مــدرسة الخطاب اللاهوتي) في القرن الثانـي عـشر.أصبح كتابه </text:p>
      <text:p text:style-name="P1">للشفــاء متاحا في أوروبـا بــترجمة لاتينية جزئية بعد حوالي خمسيـن </text:p>
      <text:p text:style-name="P1">عـــاما من كتــابته، تحت عنوان، وقد حدد بعض المـؤلفين «علم </text:p>
      <text:p text:style-name="P1"><text:soft-page-break/>الطيور اللاتينية» بــأنه مزدهر لبعض الوقت، مواز لطبــقة الشهية اللاتيـنية </text:p>
      <text:p text:style-name="P1">الأكثر تأثيــرا المراسيم الباريسية لعام ١٢١٠ و١٢١٥.أثر علم النفس لدى </text:p>
      <text:p text:style-name="P1">ابن سيـنا ونظــرية المعرفـة على ويـليام أوفيرن، أسقف باريس وألبرتوس </text:p>
      <text:p text:style-name="P1">مـاغنوس، بينما أثرت الميتافيزيقــيا في فكر توماس أكويناس. </text:p>
      <text:p text:style-name="P1">معارضوه: كان ابن سينا عالما عــارفا وخاض بالمسـائل الجــوهرية للمجتـمع الإسلامي، </text:p>
      <text:p text:style-name="P1">هذا التيار الذي بدأ يترسخ بعد أربعـة قـرون من بــداية الإسلام، فعلى سبيل </text:p>
      <text:p text:style-name="P1">المثال نوقـشت أفكار ابن سـينا من قبل الغزالي في كتابــه المنقذ من الضلال، </text:p>
      <text:p text:style-name="P1">وكـرر نفس الدلائل ابن كثير في كتابه البداية والنهاية. وكذلك ابن العماد الحنبلي </text:p>
      <text:p text:style-name="P1">في شذرات الذهب الذي قال : إن كتابــه الشفــاء اشتمل على فلسفة لا ينشــرح </text:p>
      <text:p text:style-name="P1">لها قلب متدين. أما ابن تيــمية الذي ذهب بعيـــدا في أفــكاره فقد أكد أنه كان </text:p>
      <text:p text:style-name="P1">من الإسماعيلية، وهي عـنده تهمة. وقـال فيه ابن القيم في نونيتـه: </text:p>
      <text:p text:style-name="P1">وقضى بأن الله يجــعل خلقه عدمــا ويقلبه وجودا ثاني </text:p>
      <text:p text:style-name="P1">العـرش والكرسي والأرواح و الأملاك والأفلاك والقمران </text:p>
      <text:p text:style-name="P1">والأرض والبحر المحيط وسائر الأشياء الأكوان من عرض ومن جثمان </text:p>
      <text:p text:style-name="P1">كل سيفنـيه الفناء المحــض لا يبقى له أثر كظل فان </text:p>
      <text:p text:style-name="P1">ويعيد ذا المعدوم أيـضا ثانيا محض الوجـود إعــادة بزمان </text:p>
      <text:p text:style-name="P1">هذا المعاد وذلك المبدأ لدى جهم وقد نسبوه للقرآن </text:p>
      <text:p text:style-name="P1">هذا الذي قاد ابن سيــنا والألى قالوا مقالتة إلى الكــفران </text:p>
      <text:p text:style-name="P1">هــبطت إليك من المـحل الأرفع ورقـاء ذات تعـزز وتـمنع. </text:p>
      <text:p text:style-name="P1">محجــوبة عن كل مـقلة عارف، وهي التـي سفرت ولم تتبرقـع. </text:p>
      <text:p text:style-name="P1">وصــلت على كره إليك، وربما كرهـت فراقك، وهي ذات تفجع. </text:p>
      <text:p text:style-name="P1">أنـفت وما أنســـت، فلما واصـلت ألفت مجاورة الخراب البلقع. </text:p>
      <text:p text:style-name="P1">المسـألة غــامضة عند ابن سينا ولكن ربــما قصيدتـه العيــنية هي التي تـعبر أكثر </text:p>
      <text:p text:style-name="P1"><text:soft-page-break/>من غيرها عن رأي ابن سينا في المسـائل الثلاث. قصـيدته مكونة من٤ أقــسام. </text:p>
      <text:p text:style-name="P1">يـشير ابن سينا في قـسمها الأول من أين جـاءت النفس ويقـول أنها جـاءت </text:p>
      <text:p text:style-name="P1">من محل أرفع أي من فوق وأتت رغما عــنها وكارهة لذلك، ثم تــتصل بالبدن </text:p>
      <text:p text:style-name="P1">وهي كــارهه لكنها بعد ذلك تألف وجودها بالبدن، وتألف البدن لأنها </text:p>
      <text:p text:style-name="P1">نسيت عهودهـا السـابقة كما يــقول في قصيدته، إذن فهو يقـول هبطت </text:p>
      <text:p text:style-name="P1">النفس من مكان رفـيع، كرهت وأنفت البدن، ثم ألفته واسـتأنسته، </text:p>
      <text:p text:style-name="P1">ثم رجعت من حيث أتت وانتهت رحـلتها والآن في القسم الأخير من </text:p>
      <text:p text:style-name="P1">القصــيدة يبدأ ابن سـينا يتساءل لماذا؟ فيجيب أنها هــبطت لحكمة إلهية، </text:p>
      <text:p text:style-name="P1">هـــبطت لا تعلم شيء لتعود عالمــة بكل حــقيقة ولكنها لم تعش في هذا الزمن إلا فترة </text:p>
      <text:p text:style-name="P1">الإشارات والتنبيهات : في كتابه كتاب الإشارات الذي ذهب فيه مذهب </text:p>
      <text:p text:style-name="P1">أرسطو وقربـه قليــلا إلى الأديان، فهو مؤسـس الاتجاه الفلسفي الذي </text:p>
      <text:p text:style-name="P1">تحـدى العقيدة وفـــكرة النبوة والرسالة في الإسلام وكان يقول بقدم العالم </text:p>
      <text:p text:style-name="P1">وإنكار المعاد ونفي علم الله وقدرته وخلقه العالم وبعثه من في القبور.((المصدر؟)) </text:p>
      <text:p text:style-name="P1">وذهــب ابن سـينا مذهب الفلاسفة من أمثال الفـارابي أبي نصر التركـي الفيلسوف، </text:p>
      <text:p text:style-name="P1">وكان الفارابي[؟] يقـول بالمعاد الروحاني لا الجثماني، ويخـصص بـالمعاد الأرواح </text:p>
      <text:p text:style-name="P1">العالمة لا الجاهلة، وله مذاهب في ذلك يخالف المسلمين والفلاسفة من </text:p>
      <text:p text:style-name="P1">سـلفه الأقدمين، وأعاد تلك الفــكرة ابن سـينا ونصره. لا شك أن صحبــته </text:p>
      <text:p text:style-name="P1">لفلاسفة الباطنية (أبو عبد الله النائلي الذي عـلمه بصغره) قد أثرت في </text:p>
      <text:p text:style-name="P1">تفكير ابن سـينا، وهيأته للدور الذي لعــبه في تنشيــط تيار الفلسفة واتخاذها </text:p>
      <text:p text:style-name="P1">مـوقف التحدي للعقيدة الإسلامية، ومثال على ذلك «نظرية المعرفة» والتي </text:p>
      <text:p text:style-name="P1">ساوى فـيها الفلاسفة مع الأنبياء، وقد خص الفلاسفة بميزة أخرى وهي </text:p>
      <text:p text:style-name="P1">أن الفلاسفة استمـروا في رسالتهـم وارتقاء معارفهم في الوقـت الذي </text:p>
      <text:p text:style-name="P1">ختمت النبوة بمحمد. وكان اتباعه يدعون ب «الألى» وقـالوا مـقالته ومن أشهرهـم </text:p>
      <text:p text:style-name="P1"><text:soft-page-break/>النصير الطوسـي واسمه محمد بن عبد الله ويقال له الخواجا نصـير الدين، الذي </text:p>
      <text:p text:style-name="P1">انــتصر لمذهب ابن سـينا والذب عنه وشرح إشاراته وكــان يسميها «قرآن </text:p>
      <text:p text:style-name="P1">الخاصة»، ويسـمي كــتاب الله «قرآن العامة»، ورد على الشــهرستاني في </text:p>
      <text:p text:style-name="P1">مصارعته ابن سينــا بـكتاب سماه مصارعة المصارع. الشـفاء </text:p>
      <text:p text:style-name="P1">وهو في أربعــة أقسام، المنطق، الرياضي، الطبيعي، الإلهي يـعتبر موسوعــة </text:p>
      <text:p text:style-name="P1">كـبرى في العلوم الطبيعية وما بعد الطبيعة اشتهـرت في القـرن العاشر الميلادي. </text:p>
      <text:p text:style-name="P1">أراد ابن سينا أن يغـطي به كل ما شملتـه عـلوم ما بعد الطبيعة في ذلك الوقت. </text:p>
      <text:p text:style-name="P1">ويبين ابن سيــنا الغرض من هذا الكتاب فيقول: «فإن غرضــنا في هذا الكتاب </text:p>
      <text:p text:style-name="P1">الذي نرجـو أن يمهلنا الزمان إلى ختمه، ويصحبنـا التوفـيق من الله في نـظمه، </text:p>
      <text:p text:style-name="P1">أن نودعه لبــاب ما تحققنـاه من الأصول في العلوم الفلسفية المنسوبة إلى </text:p>
      <text:p text:style-name="P1">الأقدمين... وتحريت أن أودعه أكثر الصناعة، وأن أشير في كل موضع إلى </text:p>
      <text:p text:style-name="P1">موقع الشبهة وأحلها لإيضاح الحـقيقة بقدر الطاقة. واجتهدت في </text:p>
      <text:p text:style-name="P1">اختصـار الألفاظ جدا ومجانبة التكرار أصـلا إلا ما يقع خطأ أو سهــوا. ولا يــوجد </text:p>
      <text:p text:style-name="P1">في كتب القدماء شيء يــعتد به إلا وقد ضمناه كتـابنا هذا، وقد أضفت </text:p>
      <text:p text:style-name="P1">إلى ذلك ما أدركته بفكـري وحصــلته بنظري وخصوصا في علم الطبيعة </text:p>
      <text:p text:style-name="P1">وما بعدها» النجـاة في المنطق والإلهيات </text:p>
      <text:p text:style-name="P1">يـتطرق ابن سينـا في كتابـه هذا إلى علم المنطق والطبيعيات، ثم الهنـدسة </text:p>
      <text:p text:style-name="P1">والحساب، فبعـضا من علم الفلك، ليخـتمه بالعلم الإلهي وسبــل النجاة في </text:p>
      <text:p text:style-name="P1">الحياتيـن الدنيا والآخرة. قد أورد في مقدمتـه «أن طائفة من الإخوان الذين لهم </text:p>
      <text:p text:style-name="P1">حرص على اقتباس المعــارف الحـــكمية سـألوه أن يـجمع لهم كتابا يشتمـل على </text:p>
      <text:p text:style-name="P1">ما لا بد من معرفته لمن يؤثر أن يتمـــيز عن العـامة وينحاز إلى الخاصة </text:p>
      <text:p text:style-name="P1">ويكون له بالأصول الحكـمية إحاطة وسألوه أن يبدأ فيه بإفادة الأصول </text:p>
      <text:p text:style-name="P1">من علم المنطق ثم يتلوها بمـثلها من علم الطـبيعيات ثم يورد من علمي </text:p>
      <text:p text:style-name="P1"><text:soft-page-break/>الهندسة والحساب ما لا بد منه لمـعرفة القـدر الذي يــقرن بالبراهين على </text:p>
      <text:p text:style-name="P1">الرياضيات ويورد بعـده من علم الهيئة ما يـعرف به حال الحركات </text:p>
      <text:p text:style-name="P1">والأجرام والأبعاد والمدارات والأطوال والعروض دون الأصول </text:p>
      <text:p text:style-name="P1">التي يحتاج إليها في التقاويم وما تشتمـل عليه الزيجات مثل </text:p>
      <text:p text:style-name="P1">أحــوال المطالع والزوايا وتقـويم المسيــر بحسـب التاريخ إلى غير </text:p>
      <text:p text:style-name="P1">لك وأن يـختم الرياضيات بعلم الموسـيقى ثم يورد العلم الآلهي </text:p>
      <text:p text:style-name="P1">على أن يـبين وجـهه ويوجزه ويــذكر فيه حال المعـاد وحال الأخلاق </text:p>
      <text:p text:style-name="P1">والأفعال النـافعة فيه لدرك النجـاة من الغـرق في بحر الضلالات </text:p>
      <text:p text:style-name="P1">فأسعفهم بــذلك وصنـف الكتاب على نحو ملتمسهم، فـبدأ بإيراد </text:p>
      <text:p text:style-name="P1">الكفاية من صــناعة المنطق لأنـه الآلة العاصمة للذهن عن الخطأ فيــما </text:p>
      <text:p text:style-name="P1">نتصوره ونصدق به والموصلة إلى الاعتقاد الحق بإعـطاء أسبابه ونهج ســبله». </text:p>
      <text:p text:style-name="P1">في لفــتة إنسـانية فإن ابن ســينا لما نبغ في الطب قام بعلاج المرضى </text:p>
      <text:p text:style-name="P1">تأديا وبالمجان، لا تكسبـــا أو لجــمع المال ؛ وذلك حبا للخير والاستفادة </text:p>
      <text:p text:style-name="P1">بالعلم، وقد حصل على فرصة عظيمــة عندما نجح في علاج الأمير نوح </text:p>
      <text:p text:style-name="P1">بن مــنصور وهو في السابعة عـشرة من عمره، ذلك الأمر الذي عجز </text:p>
      <text:p text:style-name="P1">عنه مشاهيــر الأطباء، فنال بذلك شــهرة عظيمــة، كما جعل أمراء هذا </text:p>
      <text:p text:style-name="P1">البيت ينـعمون عــليه، ويفتحون له دور كتبـهم؛ ليعــب مـنها علما غزيرا </text:p>
      <text:p text:style-name="P1">لم يتوفر ولم يـتحصل لغيــره، وعمره لم يأت بعد الثامــنة عشرة.استطاع </text:p>
      <text:p text:style-name="P1">الشيخ الرئيس ابن سينــا - بفضـل ما من به الله عليه من العقل والعلم </text:p>
      <text:p text:style-name="P1">وسعة الاطلاع والولع الشديد بـالمعرفة - أن يقدم للإنسانيـة أعظم الخـدمات </text:p>
      <text:p text:style-name="P1">والاكتشافات والابتكارات التي فـاقت عصرهـا بالقياس إلى إمكانات </text:p>
      <text:p text:style-name="P1">ذلك العصر ومدى ما وصلت العلوم فيه آنذاك، وبالأخص في جانب </text:p>
      <text:p text:style-name="P1">الطـب؛ فإليه يرجع الفضـل في اكتشاف العديد من الأمراض التي </text:p>
      <text:p text:style-name="P1"><text:soft-page-break/>ما زالت منتشرة حتى الآن ؛ إذ إنه أول من كشف عن طفـيلة </text:p>
      <text:p text:style-name="P1">(الإنكلستوما)، وسماها في كتابه (القانون في الطب) في الفصل </text:p>
      <text:p text:style-name="P1">الخامس الخاص بالديدان المـعوية : الدودة المستديرة، ووصفها </text:p>
      <text:p text:style-name="P1">بالتفصيل لأول مرة، وتحدث عن أعراض المرض الذي تسببه. </text:p>
      <text:p text:style-name="P1">وعن هذا الفـتح الكبيـــر كتب الأستاذ الدكتور محمــد خليل عبد </text:p>
      <text:p text:style-name="P1">الخالق مقالا في مــجلة الرسالة، جاء فيه: «... قد كان لي الشرف </text:p>
      <text:p text:style-name="P1">في عام (١٩٢١ م) أن قمت بفحص ما جاء في كتـاب القانون </text:p>
      <text:p text:style-name="P1">في الطب، وتبــين لي أن الدودة المستديرة التي ذكـرها ابن </text:p>
      <text:p text:style-name="P1">ســـينا هي ما نسـميه الآن بالإنكلستوما، وقد أعاد (دوبيني) </text:p>
      <text:p text:style-name="P1">اكتشافها بإيطاليا عام (١٨٣٨ م)، أي بعد اكتشاف ابن سينا لها </text:p>
      <text:p text:style-name="P1">بتسعمــائة سنة تقـريبا، ولقد أخذ جمـيع المؤلفين في علم الطــفيليات </text:p>
      <text:p text:style-name="P1">بهـذا الرأي في المؤلفات الحديثة، كما أخذت به مـؤسسة (روكــلفر) </text:p>
      <text:p text:style-name="P1">الأمريكية التــي تــعني بجمع كل ما كتب عن هذا المرض... ولذلك </text:p>
      <text:p text:style-name="P1">كتبـت هذا ليطلع عليه الناس، ويـضيفوا إلى اكتـشافات ابن سينـا العديدة </text:p>
      <text:p text:style-name="P1">هذا الاكتشاف العظيم لمرض هو أكثر الأمراض انتشارا في العالم الآن».ثم </text:p>
      <text:p text:style-name="P1">إنه تطرق إلى بعض أنواع الديدان الطفيلية التـــي تـعيش بعيدا عن القناة </text:p>
      <text:p text:style-name="P1">الهضمية؛ مثل: ديدان العين، التي تفـضل منطقــة العين، وديدان الفلاريا </text:p>
      <text:p text:style-name="P1">المسببة لداء الفـيل، فتراه يقــول عن الأخيـر: «هو زيادة في القدم وسائر الرجل </text:p>
      <text:p text:style-name="P1">على نحو ما يعرض في عروض الدوالي فيــغلظ القدم ويكثفهـ».كما أنه أول </text:p>
      <text:p text:style-name="P1">من وصف الالتهاب السحائي، وأول من فرق بين الشـلل الناجم عن </text:p>
      <text:p text:style-name="P1">سبب داخلي في الدماغ والشلل الناتج عن سبب خارجـي، ووصف السكتة </text:p>
      <text:p text:style-name="P1">الدماغية الناتجة عن كـثرة الدم، مخالفا بذلك ما استـقر عليه أساطين </text:p>
      <text:p text:style-name="P1">الطب اليوناني القديم، فضـلا عن أنه أول من فرق بين المغــص المعوي </text:p>
      <text:p text:style-name="P1"><text:soft-page-break/>والمغـص الكلوي.وكان ابن سينــا صـاحب الفـضل في علاج القنـاة الدمعــية </text:p>
      <text:p text:style-name="P1">بإدخال مسبـار معقــم فـيها! وابن سـينا هو الذي أوصى بــتغليف الحبـوب </text:p>
      <text:p text:style-name="P1">التــي يتعاطـاها المريض، وكشف في دقة بالغة عن أعراض حصاة </text:p>
      <text:p text:style-name="P1">المثانة السريرية، بعد أن أشار إلى اختلافها عن أعراض الحصاة الكلوية </text:p>
      <text:p text:style-name="P1">يقـول الدكتور خير الله في كتابه الطب العـربي : «ويــصعب عـلينا </text:p>
      <text:p text:style-name="P1">في هذا العصر أن نضيــف شيـئا جديــدا إلى وصف ابن سينـا </text:p>
      <text:p text:style-name="P1">لأعراض حصى المثانة السريـرية».كما كان لابن سـينا باع كبير في </text:p>
      <text:p text:style-name="P1">مجال الأمراض التناسلية ؛ فوصف بدقة بعض أمــراض النساء؛ مثـل: </text:p>
      <text:p text:style-name="P1">الانسداد المهبلي، والإسقاط، والأورام الليــفية. وتحدث عن الأمراض </text:p>
      <text:p text:style-name="P1">التـي يمكن أن تصيـب النفسـاء؛ مثل: النزيـف، واحتباس الدم، </text:p>
      <text:p text:style-name="P1">وما قد يــسببه من أورام وحميـات حادة، وأشار إلى أن تـعفن الرحم </text:p>
      <text:p text:style-name="P1">قد يــنشأ من عسر الولادة أو موت الجنيــن، وهو ما لم يكن معروفا </text:p>
      <text:p text:style-name="P1">من قبـل. كما تعرض -أيضا- للذكورة والأنوثة في الجــنين، وعزاها </text:p>
      <text:p text:style-name="P1">إلى الرجل دون المرأة، وهو الأمر الذي أكده مؤخرا العـلم الحديث </text:p>
      <text:p text:style-name="P1">(أصاب جسـده المرض واعتل، حتى قيل إنه كان يمرض أسبوعا </text:p>
      <text:p text:style-name="P1">ويشـفى أســبوعا، وأكثـر من تـناول الأدوية، ولكن مرضه اشتد، وعـلم أنه </text:p>
      <text:p text:style-name="P1">لا فائدة من العلاج، فأهمـل نفسه وقال: «إن المدبر الذي في بدئ عجز </text:p>
      <text:p text:style-name="P1">عن تدبير بدني، فلا تنفـعن المعالجة»، واغــتسل وتـاب، وتصـدق بما </text:p>
      <text:p text:style-name="P1">لديه من مال للفقراء، وأعتق غلمانه طـلبا للمغفرة. وبدأ بخــتم القرآن </text:p>
      <text:p text:style-name="P1">كل ثلاثة أيام). توفـي في يونـيو ١٠٣٧ ميلادية، الموافق لشهر رمضان </text:p>
      <text:p text:style-name="P1">المبارك، في سن الثامنة والخمســين من عمره، ودفن في هـمدان </text:p>
      <text:p text:style-name="P1">إيران. لما تـوفي كان يعد أحد عباقرة الفلسفة في الإسـلام، وفي الطب </text:p>
      <text:p text:style-name="P1">وضع مصاف جاليـنوس حيث أطلق عـليه لقب «جالينوس الإسـلام»، </text:p>
      <text:p text:style-name="P1"><text:soft-page-break/>وبسبب شهرته الواسعة فقد تسابــق للاحتفال بـذكره عدة شعوب، </text:p>
      <text:p text:style-name="P1">والأتراك هم أول من احتفـلوا بذكراه، عندما أقـاموا عام ١٩٣٧ مهرجانا </text:p>
      <text:p text:style-name="P1">ضـخما بمناسبة مرور تسـعمائة سنة على وفـاته، ثم حذا حذوهم العـرب </text:p>
      <text:p text:style-name="P1">والفــرس[؟] حيث أقـيم مهرجــان للاحتفال به في كل من بغداد عام ١٩٥٢ </text:p>
      <text:p text:style-name="P1">وفي طهران ١٩٥٤، وفي عام ١٩٧٨ دعت منــظمة اليونسكو كل أعضائها </text:p>
      <text:p text:style-name="P1">للمشاركة في احتفـال احياء ذكرى مرور ألف عام على ولادة ابن ســينا </text:p>
      <text:p text:style-name="P1">وذلك اعترافا بمساهماته في مـجالي الطــب والفلسفة، وبالفعل فقد </text:p>
      <text:p text:style-name="P1">استجاب كل أعضاء المنظمة وشاركوا في الاحتفال الذي أقيـم عام </text:p>
      <text:p text:style-name="P1">١٩٨٠ في دمشق. ألف ابن سينا ٢٧٦ مؤلفا، كلها كتــبت باللغة العربية </text:p>
      <text:p text:style-name="P1">باستثناء بضع مؤلفــات صغيــرة كتبها بلغتـه الأم الفارسية. إلا أنه وللأسـف </text:p>
      <text:p text:style-name="P1">فقد فــقدت أكثر هذه المؤلفات ولم تصل إلينا. ويوجد حاليا ٦٨ مــؤلفا </text:p>
      <text:p text:style-name="P1">منتشرا بين مكتبات الشرق والغرب </text:p>
      <text:p text:style-name="P1">منذ عام ١٧٧٦ عندما نشر إدوارد غيبون المجلد الأول من كتابه </text:p>
      <text:p text:style-name="P1">تاريـخ ضعف وسقوط الإمبراطورية الرومانية، كان الضعف، والسقوط </text:p>
      <text:p text:style-name="P1">هو الأساس الذي تمحـور حوله الكثير من تاريخ الإمبراطـورية الرومانيـة. </text:p>
      <text:p text:style-name="P1">كتب المؤرخ جــيلين باوروك: «منـذ القـرن الثامن عشر وما بعده، كان </text:p>
      <text:p text:style-name="P1">هاجسنا هو السقوط، وتــخيلنا حدوثه بعد كل ضعف أصابنا، وبـذلك </text:p>
      <text:p text:style-name="P1">كان رمزا لمخاوفنا الخـاصة». لم يكن السقــوط هو المفهوم الموحـد </text:p>
      <text:p text:style-name="P1">لهذه الأحداث في تلك الفترة، فالفترة المعروفة باسم العصور </text:p>
      <text:p text:style-name="P1">القديمة المـتأخرة تؤكد وجــود اســتمرارية ثــقافية خلال فترة الانهيار </text:p>
      <text:p text:style-name="P1">السياسي، وما بـعده. كان ســقوط الإمبراطورية الرومانية الغربيـة </text:p>
      <text:p text:style-name="P1">عـملية فــشلت في فرض حكمــها، فمن المتفق عــليه عالميا </text:p>
      <text:p text:style-name="P1">حــدوث فقد في السيطرة السياسية المركزية على الغرب، وضعف </text:p>
      <text:p text:style-name="P1"><text:soft-page-break/>السلطة في الشرق، لكن موضوع الضعف أخذ فترة زمنيــة أكبــر بكثير </text:p>
      <text:p text:style-name="P1">من مئة عام منذ ٣٧٦. بـالنسبة إلى كاسيوس ديو كان يمثـل الانضمام </text:p>
      <text:p text:style-name="P1">للإمبراطور كـــومودوس في عام ١٨٠ للميلاد انتقالا من ممــلكة من </text:p>
      <text:p text:style-name="P1">الذهب إلى ممــلكة من الصدأ والحديد، بينما بدأ غيبون أيضا </text:p>
      <text:p text:style-name="P1">بـوصفه للانحدار، والضعف منذ عهد كــومودوس بعد عدد من </text:p>
      <text:p text:style-name="P1">الأحداث التمهيديــة. وناقش أرنولد جي. توينـبي، وجيمــس بيرك </text:p>
      <text:p text:style-name="P1">أن الحقبة الإمبراطوريـــة بأكمـلها كانت انحدارا مستمرا للمؤسـسات </text:p>
      <text:p text:style-name="P1">منذ فترة الجمهوريين. أما ثيـــودور مومزن الحـــائز على جائزة نوبـل </text:p>
      <text:p text:style-name="P1">لكتـابه تاريخ روما (١٨٥٤-١٨٥٦) فقد استبعد الفترة الإمبراطورية. </text:p>
      <text:p text:style-name="P1">استخدم العام ٤٧٦ بأنـه نـهاية سقوط الإمبراطوريــة منذ أن </text:p>
      <text:p text:style-name="P1">وضعه غيبون، لكن التواريخ الرئيسية الأخرى لسقوط الإمبراطورية </text:p>
      <text:p text:style-name="P1">الرومانية في الغرب تشـمل أزمة القــرن الثالث، ومعبر الراين في ٤٠٦ </text:p>
      <text:p text:style-name="P1">(أو ٤٠٥)، وسـلب رومــا في ٤١٠، وموت يوليوس نيبوس في ٤٨٠. </text:p>
      <text:p text:style-name="P1">أعطى غـيبون صيــاغة كلاسـيكية للأسباب التي أدت إلى حدوث السقوط. </text:p>
      <text:p text:style-name="P1">بدأ جدالا مستمرا سبـبه إعطاؤه دورا هـاما للمسيحيـة في سقوط </text:p>
      <text:p text:style-name="P1">الإمبراطورية الرومانية الغربية، والذي لم يعد مقبولا من قبل بعض </text:p>
      <text:p text:style-name="P1">مؤرخي الرومان الحديثين، على أي حال أعـطى أيضـا أهمية كبرى </text:p>
      <text:p text:style-name="P1">لأسباب أخرى، منهــا الضعف الداخلي، والهجمات من خارج الإمبراطورية. </text:p>
      <text:p text:style-name="P1">جاء في كتاب إدوارد غيبون، تراجع وسقوط الإمبراطورية الرومانية، </text:p>
      <text:p text:style-name="P1">ملاحظات عـامة على سقوط الإمبراطــورية الرومانية في الغـرب، الفصــل ٣٣: </text:p>
      <text:p text:style-name="P1">إن قصة سـقوطها بسيطـة وواضحة، وبدلا من الاستفسـار عن سبب </text:p>
      <text:p text:style-name="P1">سقوط الإمبراطورية الرومانية، ينبغـــي لنا أن نتفــاجأ من بقائها لفـترة طويلة. </text:p>
      <text:p text:style-name="P1">الفيالق المنتصرة التي احـتوت على الغرباء، والمرتزقة قـمعت في البداية </text:p>
      <text:p text:style-name="P1"><text:soft-page-break/>حريـة الجمهورية، وانتهكت بعد ذلك الجــلالة الملكية. الأباطرة الذين كانوا </text:p>
      <text:p text:style-name="P1">حريصين على سلامتهم الشخصية والسلامة العامة تحولوا إلى الوسيلة </text:p>
      <text:p text:style-name="P1">الأساسية المسؤولة عن تخريب النظام. وأضعفت قوة الحكومة العسكرية، </text:p>
      <text:p text:style-name="P1">وانحلت أخــيرا بواســطة المؤسسات الجزئية الموجودة في قـسنطينة، </text:p>
      <text:p text:style-name="P1">وكان العالم الروماني غارقا في بحر من البرابرة. </text:p>
      <text:p text:style-name="P1">ذكر ألكسندر ديمانت وجـود ٢١٠ نظريات حول سبب سقوط رومـا، </text:p>
      <text:p text:style-name="P1">وظهرت إضافة لهذه النظريات نظريات جديدة منذ ذلك الحين، </text:p>
      <text:p text:style-name="P1">وما يزال المؤرخون يحــاولون تحليل أسباب فقدان السيطرة السياسيـة على </text:p>
      <text:p text:style-name="P1">مساحات واسـعة (وكموضوع فرعي، أسباب بقاء الإمـبراطورية الرومانية الشرقية)، </text:p>
      <text:p text:style-name="P1">ووضعت مقارنة لها مع الصيـن بعد نهـاية عهد أسرة هان، التي أعادت تأسيس </text:p>
      <text:p text:style-name="P1">الوحدة تحت حكم أسرة سوي، بينمــا بقي العـالم المتوسطي مفكـكا سياسيا. </text:p>
      <text:p text:style-name="P1">يحــدد هاربر المناخ الروماني الأمـثل من حوالي عام ٢٠٠ قبل الميلاد إلى ١٥٠ </text:p>
      <text:p text:style-name="P1">بعد المــيلاد، عــندما كانت الأراضي المـحيطة بالبحـر المتوسط دافئة والمياه </text:p>
      <text:p text:style-name="P1">متوفرة. من ١٥٠ إلى ٤٥٠ للميلاد دخل المنـاخ في فتـرة انتقالية، وكان جم </text:p>
      <text:p text:style-name="P1">الضرائب وقتها أكثر صعوبـة. وتقريبا بعد العام ٤٥٠ ازداد المناخ سوءا في </text:p>
      <text:p text:style-name="P1">العصر الجـليدي المـصغر في الفترة القديمة المتأخرة. </text:p>
      <text:p text:style-name="P1">وصف الباحثون في التاريخ الروماني بدءا من هنري بيريـن وجود استمرارية </text:p>
      <text:p text:style-name="P1">للثقافة الرومانية والشرعية السياسية حتى فترة طويـلة بعد عام ٤٧٦. أجل </text:p>
      <text:p text:style-name="P1">بيرين باعتقاده زوال الحضارة الكلاسيكية حتى القرن الثامن، وتحــدى فــكرة </text:p>
      <text:p text:style-name="P1">أن البرابرة الجرمانيين هم الذين تسببوا في إنهاء الإمبراطورية الرومانية الغربية، </text:p>
      <text:p text:style-name="P1">ورفض فكرة أن تكون نـهاية الإمبراطورية الرومانية الغربية قد حدثت عند </text:p>
      <text:p text:style-name="P1">سقــوط مكـتب الإمــبراطور في إيطاليا، وأشار إلى أهمية استمرارية </text:p>
      <text:p text:style-name="P1">الحركة الاقتصادية في البحر المــتوسط الرومـاني حتى بعد الغزوات البربرية، </text:p>
      <text:p text:style-name="P1"><text:soft-page-break/>وأشـار إلى أنه فقط الفتوحات الإسلامية هي التي تمثـل الانفصـال الحاسم </text:p>
      <text:p text:style-name="P1">عن العصور القديمة. تؤكـد الصيـغة الحديثة للفترة التاريخية التــي توصف </text:p>
      <text:p text:style-name="P1">بالعصور القديمــة المتأخرة على تحـول العالم القـديم إلى العـصور الوسـطى </text:p>
      <text:p text:style-name="P1">ضمن استمرارية ثـقافية. أوج صعود القوة والأزمات والتعافي </text:p>
      <text:p text:style-name="P1">أوج القوة، نقاط الضــعف وصلت الإمبراطوريـة الرومانية إلى أقــصى امتـداد </text:p>
      <text:p text:style-name="P1">جغرافي لها في عهد تــراجان (بين عامــي ٩٨ و١١٧)، والذي حكم دولة مزدهرة </text:p>
      <text:p text:style-name="P1">امتدت من أرمينيــا إلى المــحيط الأطلسي. امتلكت الإمبراطـورية عددا كـبيرا </text:p>
      <text:p text:style-name="P1">من الجنود المدربين والمجهزين والمنضبطين، مستمدين من العدد المتزايـد </text:p>
      <text:p text:style-name="P1">من السكان. وقد امـتلكت أيضا إدارة مدنــية شامـــلة مقرها في المدن المزدهرة، </text:p>
      <text:p text:style-name="P1">وسيطــرة كبــيرة على المال العام. سمـحت قوة الإمبراطورية لها بالحفاظ على </text:p>
      <text:p text:style-name="P1">الاختلافـات الشديـدة في الثـروة والوضع الاجتماعي (بما في ذلك انتشا </text:p>
      <text:p text:style-name="P1">العــبودية على نـطاق واسع)، وسـمحت شبكـاتها التجارية واسـعة النطاق </text:p>
      <text:p text:style-name="P1">حتى للأسر المتواضعة بالحصول على السلع التي صنعها الاشخاص المحترفون بعيدا. </text:p>
      <text:p text:style-name="P1">امتلكـت الإمبراطورية القوة والمرونة. سمح لها نظامها المالي برفـع الضرائب </text:p>
      <text:p text:style-name="P1">التي دعــمت وأسست جيـشا نظامــيا كبيـرا مـدربا على الرغم من الفــساد </text:p>
      <text:p text:style-name="P1">المنتشر. ضمن هرم المــناصب الروماني (ســلسلة موحدة من المناصب العســكرية </text:p>
      <text:p text:style-name="P1">والمدنية المنظمة للرجــال الأرستقراطيين الطموحين) أن يكون النبلاء الأقوياء </text:p>
      <text:p text:style-name="P1">على دراية بالقيادة والإدارة العسكرية والمدنـية. حصل مئات من الأشخاص </text:p>
      <text:p text:style-name="P1">في المستوى الأدنى داخـل الجيــش والمـرتبطين بالأرستقراطيين والمثقفين </text:p>
      <text:p text:style-name="P1">والمسؤولين عن التدريب والانــضباط والإدارة والقيادة في المعركة على </text:p>
      <text:p text:style-name="P1">مكــافآت جـيدة. عـملت حكومات المدن مع خصائصها وإيراداتها بفعالية </text:p>
      <text:p text:style-name="P1">على المسـتوى المحلي، تضمنـت عضـوية مجالس المــدن فرصا جيـدة </text:p>
      <text:p text:style-name="P1">لصنع قرار مستقل، وأصبحت تعتـــبر ميزة على الرغم من مسؤولياتها. </text:p>
      <text:p text:style-name="P1"><text:soft-page-break/>لم تقع أي حروب داخلية على خلافة الإمبراطورية في ظل وجود سلسـلة </text:p>
      <text:p text:style-name="P1">من الأباطرة الذين تبنى كل منــهم خـلفا ناضجا وقــويا. كان ممكنا تقديم </text:p>
      <text:p text:style-name="P1">الطلبات مباشـرة إلى الأباطــرة، وحظـيت الإجابات بقوة مثل القـــانون، </text:p>
      <text:p text:style-name="P1">مما جعل قوة الأباطـرة متصـلة بشكل مباشر مع المواضيـع الصغيــرة. </text:p>
      <text:p text:style-name="P1">كانت الأديان التي تـــؤمن بتــعدد الآلهة متنــوعة بشـكل كبير، لكن </text:p>
      <text:p text:style-name="P1">لم يزعم أحد مـنها أن دياناته هي الوحيدة الصحيحة، وأظـهر أتباع </text:p>
      <text:p text:style-name="P1">تلك الديانات التسامح المتبادل مما أدى إلى وجود انسجام ديــني. </text:p>
      <text:p text:style-name="P1">كان الصراع الديني نـــادرا بعد قمع ثورة بار كوخـبا في عام ١٣٦. </text:p>
      <text:p text:style-name="P1">تـدهور المناخ وانتشار الطاعون تدهور المناخ منذ عام ١٥٠ في المتوسط </text:p>
      <text:p text:style-name="P1">إلى حد كبير بالنسبة لمــعظم الأراضي المأهولة بالسكـان حول البحر المــتوسط. </text:p>
      <text:p text:style-name="P1">أدت الوفيات الكبيرة التي حدثت في الفترة ما بين عامــي ١٦٥ و١٨٠ من </text:p>
      <text:p text:style-name="P1">جراء الطاعون الأنطوني إلى ضعف مـحاولات صد الغـزاة الجرمانيين، </text:p>
      <text:p text:style-name="P1">لكن الجيش حـافظ بـشكل عام على حدود الإمبراطورية أو أعاد السيطرة </text:p>
      <text:p text:style-name="P1">عـليها بسـرعة. عانت الإمبراطورية من أزمات خطـيرة متعددة خـلال القرن الثالث. </text:p>
      <text:p text:style-name="P1">ألحقت الإمبراطورية الساسانيـة الصاعدة ثلاث هزائم سـاحقة للجيوش </text:p>
      <text:p text:style-name="P1">الرومانية وشكـلت تهديدا قويا لعدة قرون. شملت بعض الكــوارث الأخـرى </text:p>
      <text:p text:style-name="P1">الحروب الأهلية المـتكررة، والغزوات البربرية، والمزيد من الوفيات الجماعية </text:p>
      <text:p text:style-name="P1">بسبــب الطاعون القبرصي (منذ عام ٢٥٠ فصاعــدا). تخـلت رومـا عن مــقاطعة </text:p>
      <text:p text:style-name="P1">داســيا في شمال نهر الدانوب (عـام ٢٧١)، وانقسمـت الإمبراطورية إلى </text:p>
      <text:p text:style-name="P1">الامبراطورية الغالية في الغرب (٢٦٠ -٢٧٤)، إمبراطورية تدمـر في </text:p>
      <text:p text:style-name="P1">الشرق (٢٦٠ –٢٧٣) وبقايا الدولة الرومانية المركزية. تعرضت حدود </text:p>
      <text:p text:style-name="P1">الراين/الدانوب أيضا لتهديدات أكبر من التجمعات البربرية الكبيرة، </text:p>
      <text:p text:style-name="P1">والتي طورت الزراعة وزاد عدد سكانها. نجت الإمبراطورية </text:p>
      <text:p text:style-name="P1"><text:soft-page-break/>من (أزمة القرن الثالثـ)، ووجهت اقـتصادها بنــجاح نحو الدفاع، لكن </text:p>
      <text:p text:style-name="P1">النجاة حولتها لدولة أكــثر مركزية وبـيروقراطية. توقـفت الطــبقة الأرستقراطية </text:p>
      <text:p text:style-name="P1">في عهد الإمبراطور غالينوس (حـكم منذ عام ٢٥٣ وحـــتى ٢٦٨) عن </text:p>
      <text:p text:style-name="P1">الانضمام إلى صفوف القادة العسكريين الكبار، وافتقــر أعضاؤهــا </text:p>
      <text:p text:style-name="P1">إلى الاهتمـام بالخدمة العسكــرية وأظهروا عدم الكفاءة في القيــادة. </text:p>
      <text:p text:style-name="P1">تماضر بنت عمرو بن الحارث بن الشريد، الرياحية السـلمية، من بني سليــم، </text:p>
      <text:p text:style-name="P1">من قيس عيلان، من مـضر. أشهـر شواعر العرب، وأشـعرهن على الإطلاق. </text:p>
      <text:p text:style-name="P1">من أهل نجد، عاشت أكثر عمرها في العهد الجاهلي، وأدركت الإسلام </text:p>
      <text:p text:style-name="P1">فأسلمت. ووفدت على رسول الله (ص) مع قومها بني سليم، </text:p>
      <text:p text:style-name="P1">فكـان رسول الله يستنشــدها ويعجبه شعــرها، فكانـت تـنشد وهو يـقول: </text:p>
      <text:p text:style-name="P1">هيه يا خنســاء! أكــثر شعرهـا وأجوده رثاؤها لأخويـها (صخر ومعاوية) وكانـا </text:p>
      <text:p text:style-name="P1">قد قتلا في الجاهلية. لها (ديوان شعر - ط) فيه ما بقي محــفوظا </text:p>
      <text:p text:style-name="P1">من شــعرها. وكان لها أربعـة بـنين شهدوا حرب القــادسية (سنة ١٦ه) فجعلت </text:p>
      <text:p text:style-name="P1">تحرضهم على الثبات حتى قتلوا جمـيعا فقالت: الحمد لله الذي شرفــني بقتلهم! </text:p>
      <text:p text:style-name="P1">ألا لا أرى في النــاس مثل معاويه </text:p>
      <text:p text:style-name="P1">إذا طرقت إحدى الليالي بداهيه </text:p>
      <text:p text:style-name="P1">بداهية يصغى الكلاب حــسيسها </text:p>
      <text:p text:style-name="P1">وتخرج من سر النجي علانيه </text:p>
      <text:p text:style-name="P1">ألا لا أرى كـالفارس الورد فارسا </text:p>
      <text:p text:style-name="P1">إذا ما علته جرأة وعلانيه </text:p>
      <text:p text:style-name="P1">وكان لزاز الحرب عند شبوبها </text:p>
      <text:p text:style-name="P1">إذا شمرت عن ساقها وهي ذاكيه </text:p>
      <text:p text:style-name="P1">وقواد خيل نحو أخرى كأنها </text:p>
      <text:p text:style-name="P1"><text:soft-page-break/>سعال وعقبان عليهـا زبانـيه </text:p>
      <text:p text:style-name="P1">بلينا وما تبلى تعار وما ترى </text:p>
      <text:p text:style-name="P1">على حدث الأيام إلا كما هيه </text:p>
      <text:p text:style-name="P1">فأقسمـت لا ينفـك دمعي وعولتـي </text:p>
      <text:p text:style-name="P1">عليـك بحزن ما دعا الله داعيه </text:p>
      <text:p text:style-name="P1">أبنت صخر تلكما الباكيـة </text:p>
      <text:p text:style-name="P1">لا باكي الليــلة إلا هيه </text:p>
      <text:p text:style-name="P1">أودى أبو حســان واحسرتـا </text:p>
      <text:p text:style-name="P1">وكــان صخر ملك العاليه </text:p>
      <text:p text:style-name="P1">ويلاي ما أرحم ويـلا ليه </text:p>
      <text:p text:style-name="P1">إذ رفع الصوت الندى الناعـيه </text:p>
      <text:p text:style-name="P1">كـذبت بالحق وقد رابني </text:p>
      <text:p text:style-name="P1">حتى علت أبياتنــا الواعيه </text:p>
      <text:p text:style-name="P1">بالسيد الحـلو الأمين الذي </text:p>
      <text:p text:style-name="P1">يعصمنــا في السنة العاديه </text:p>
      <text:p text:style-name="P1">لكن بعض القوم هيابـة </text:p>
      <text:p text:style-name="P1">في القوم لا تغـبطه الباديه </text:p>
      <text:p text:style-name="P1">لا ينطق العـرف ولا يلحـــن </text:p>
      <text:p text:style-name="P1">العزف ولا ينفذ بالغازيه </text:p>
      <text:p text:style-name="P1">إن تـنصب القدر لدى بـيته </text:p>
      <text:p text:style-name="P1">فغيرها يحتضــر الجاديه </text:p>
      <text:p text:style-name="P1">لكن أخي أروع ذو مرة </text:p>
      <text:p text:style-name="P1">من مثله تستــرفد الباغيه </text:p>
      <text:p text:style-name="P1"><text:soft-page-break/>لا ينطـق النكر لدى حرة </text:p>
      <text:p text:style-name="P1">يبتار خالي الهم في الغاويه </text:p>
      <text:p text:style-name="P1">إن أخي ليس بترعية </text:p>
      <text:p text:style-name="P1">نكس هواء القــلب ذي ماشيه </text:p>
      <text:p text:style-name="P1">عطافه أبيض ذو رونــق </text:p>
      <text:p text:style-name="P1">كالرجع في المدجـنة الساريه </text:p>
      <text:p text:style-name="P1">فوق حثيــث الشد ذو مـيعة </text:p>
      <text:p text:style-name="P1">يقدم أولى العصب المـاضيه </text:p>
      <text:p text:style-name="P1">لا خير في عيش وإن سرنا </text:p>
      <text:p text:style-name="P1">والدهر لا تبقى له باقيـه </text:p>
      <text:p text:style-name="P1">كل امرئ سر به أهله </text:p>
      <text:p text:style-name="P1">سوف يرى يوما على ناحيـه </text:p>
      <text:p text:style-name="P1">يا من يرى من قومنا فارسا </text:p>
      <text:p text:style-name="P1">في الخـيل إذ تــعدو به الضــافيه </text:p>
      <text:p text:style-name="P1">تحتك كبداء كميــت كما </text:p>
      <text:p text:style-name="P1">أدرج ثوب اليمنة الطاويـه </text:p>
      <text:p text:style-name="P1">إذ لحقت من خلفــها تـدعي </text:p>
      <text:p text:style-name="P1">مثل سوام الرجل الغاديه </text:p>
      <text:p text:style-name="P1">يكفأها بالطعن فيـها كما </text:p>
      <text:p text:style-name="P1">ثلم باقي جبوة الجابيه </text:p>
      <text:p text:style-name="P1">تهــوي إذا أرسلن من مــنهل </text:p>
      <text:p text:style-name="P1">مثل عقاب الدجنة الداجــيه </text:p>
      <text:p text:style-name="P1">عارض سحمــاء ردينيــة </text:p>
      <text:p text:style-name="P1"><text:soft-page-break/>كالنـار فيـها آلة ماضيه </text:p>
      <text:p text:style-name="P1">أشربها القين لدى سـنها </text:p>
      <text:p text:style-name="P1">فصار فـيها الحمة القاضيه </text:p>
      <text:p text:style-name="P1">أنى لنا إذ فاتــنا مــثله </text:p>
      <text:p text:style-name="P1">للخيـل إذ جالت وللعـاديه </text:p>
      <text:p text:style-name="P1">أقـسم لا يـقعد في بـلدة </text:p>
      <text:p text:style-name="P1">نائية عن أهله قاصيــه </text:p>
      <text:p text:style-name="P1">فأقـصد السير على وجهه </text:p>
      <text:p text:style-name="P1">لم ينهـه الناهي ولا الناهيه </text:p>
      <text:p text:style-name="P1">إني لأكره أن تـجىء منـيتي </text:p>
      <text:p text:style-name="P1">حتى أعيظ سوادة بن كلاب </text:p>
      <text:p text:style-name="P1">أني أتيح لها وكــان بمعزل </text:p>
      <text:p text:style-name="P1">ولكل أمر واقع أسباب </text:p>
      <text:p text:style-name="P1">لآل هند بجنبـي نـــفنف دار </text:p>
      <text:p text:style-name="P1">لم يمح جـدتها ريح وأمـطار </text:p>
      <text:p text:style-name="P1">أما ترينـي بجـنب البيت مضــطجعا </text:p>
      <text:p text:style-name="P1">لا يـطبيني لدى الحيــين أبكار </text:p>
      <text:p text:style-name="P1">فرب نهب تصم القوم رجته </text:p>
      <text:p text:style-name="P1">أفأته إن بعض القوم عوار </text:p>
      <text:p text:style-name="P1">إن الكبير إذا طالت زمانته </text:p>
      <text:p text:style-name="P1">فإنمـا حمــله جنازة عار </text:p>
      <text:p text:style-name="P1">ومن يعش زمــنا في أهله خرقا </text:p>
      <text:p text:style-name="P1">كلا عــليهم إذا حــلوا وإن ساروا </text:p>
      <text:p text:style-name="P1"><text:soft-page-break/>يذمم مرارة عيش كان أوله </text:p>
      <text:p text:style-name="P1">حلوا وللدهر إحلاء وإمرار </text:p>
      <text:p text:style-name="P1">امــرؤ القيس بن حمـام بن مالك بن عبيدة بن عبد الله بن كنانة </text:p>
      <text:p text:style-name="P1">بن بكـر، ينتهي نـسبه إلى ابن وبرة. وكان يدعى عدل الأصرة، </text:p>
      <text:p text:style-name="P1">شاعر جاهلي عاصر المهلهـــل بن ربيـعة المتوفى سنة (٥٣١م - ٩٤ق.ه) وقد </text:p>
      <text:p text:style-name="P1">عناه الأخير بقوله: لما توعـر في الكراع هجينهم = هـلهلت أثأر جابرا أو </text:p>
      <text:p text:style-name="P1">صنبلا وعيره فيه أنه هجـين لأن أمه ( من الإماء ) وكــان زهــير بن جــناب </text:p>
      <text:p text:style-name="P1">الكلبي قد أغـار على بني تغـلب ومـعه امـرؤ القيس الكلبي فلمـا دارت </text:p>
      <text:p text:style-name="P1">رحى المعركة انهزم عنهم، فأتى المهلهل على ذكره في قصيدته. </text:p>
      <text:p text:style-name="P1">وبــهذا البيت قيل للمهلهل مهلهلا. </text:p>
      <text:p text:style-name="P1">دعوتـك يا كليــب فلم تـجبني </text:p>
      <text:p text:style-name="P1">وكـيف يجيبـني البلد القفار </text:p>
      <text:p text:style-name="P1">سقاك الغيث إنك كنت غيثا </text:p>
      <text:p text:style-name="P1">ويسرا حين يلتمس اليسـار </text:p>
      <text:p text:style-name="P1">عدي بن ربيعة التـغلبي المـلقب الزير أبو ليـلى المهلهل، </text:p>
      <text:p text:style-name="P1">(توفي ٩٤ ق.ه/٥٣١ م). أحد فرسان قبيلة تغــلب الذين </text:p>
      <text:p text:style-name="P1">كانت ديارهــم في شمال شرق الجزيرة العربية وأطراف </text:p>
      <text:p text:style-name="P1">العراق والشام وكان شاعرا يكــنى بأبـي ليلى بالمهلهل، </text:p>
      <text:p text:style-name="P1">وأحد أبــطال العرب في الجاهلية وقد كان له من الذرية </text:p>
      <text:p text:style-name="P1">ابنتان همـا: ليلى وعبـيدة، فأما ليـلى فهي أم الشاعر عـمرو بن </text:p>
      <text:p text:style-name="P1">كلثوم التغلبـي، وأمـا عبيدة فهي أم قوم يقال لهم عبيدة من </text:p>
      <text:p text:style-name="P1">جنب من مـذحج وقال البعض أن الزير خال الشاعر امرئ القيس </text:p>
      <text:p text:style-name="P1">الكنــدي. سمي بالمـهلهل لأنه أول من هــلهل الشــعر (أي رققه). </text:p>
      <text:p text:style-name="P1"><text:soft-page-break/>عاش في شبه الجزيرة العــربية. وبعد حرب البسوس رحلت </text:p>
      <text:p text:style-name="P1">تغلب إلى شمال العراق والجزيرة الفراتية وديار ربيـعة فعاشوا هناك. 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DecoType Naskh" svg:font-family="'DecoType Naskh'" style:font-pitch="variable"/>
    <style:font-face style:name="DecoType Naskh Extensions" svg:font-family="'DecoType Naskh Extensions'" style:font-pitch="variable"/>
    <style:font-face style:name="Scheherazade New" svg:font-family="'Scheherazade New'" style:font-pitch="variable"/>
    <style:font-face style:name="Traditional Arabic" svg:font-family="'Traditional Arabic'" style:font-pitch="variable"/>
    <style:font-face style:name="XB Zar" svg:font-family="'XB Za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30T13:39:36.671347609</dc:date>
    <meta:editing-duration>PT3H44M45S</meta:editing-duration>
    <meta:editing-cycles>1</meta:editing-cycles>
    <meta:document-statistic meta:table-count="0" meta:image-count="0" meta:object-count="0" meta:page-count="23" meta:paragraph-count="507" meta:word-count="4901" meta:character-count="29627" meta:non-whitespace-character-count="24726"/>
    <meta:generator>LibreOffice/6.4.7.2$Linux_X86_64 LibreOffice_project/40$Build-2</meta:generator>
  </office:meta>
</office:document-meta>
</file>